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ystem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-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-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-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-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-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-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-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-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2LVL2" text:bullet-char="-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2LVL3" text:bullet-char="-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2LVL4" text:bullet-char="-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2LVL5" text:bullet-char="-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2LVL6" text:bullet-char="-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2LVL7" text:bullet-char="-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2LVL8" text:bullet-char="-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2LVL9" text:bullet-char="-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</style:style>
    <style:style style:name="T2" style:parent-style-name="Fuentedepárrafopredeter." style:family="text">
      <style:text-properties fo:font-weight="bold" style:font-weight-asian="bold" fo:font-size="18pt" style:font-size-asian="18pt" style:font-size-complex="18pt" fo:language="en" fo:country="US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fo:font-weight="bold" style:font-weight-asian="bold" fo:font-size="14pt" style:font-size-asian="14pt" style:font-size-complex="14pt" fo:language="en" fo:country="US"/>
    </style:style>
    <style:style style:name="P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 fo:language="en" fo:country="US"/>
    </style:style>
    <style:style style:name="P6" style:parent-style-name="Normal" style:family="paragraph">
      <style:paragraph-properties fo:text-align="center"/>
    </style:style>
    <style:style style:name="T7" style:parent-style-name="Fuentedepárrafopredeter." style:family="text">
      <style:text-properties fo:font-weight="bold" style:font-weight-asian="bold" fo:font-size="12pt" style:font-size-asian="12pt" style:font-size-complex="12pt"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Fuentedepárrafopredeter." style:family="text">
      <style:text-properties fo:font-weight="bold" style:font-weight-asian="bold" fo:font-style="italic" style:font-style-asian="italic" fo:font-size="12pt" style:font-size-asian="12pt" style:font-size-complex="12pt" fo:language="en" fo:country="US"/>
    </style:style>
    <style:style style:name="T10" style:parent-style-name="Fuentedepárrafopredeter." style:family="text">
      <style:text-properties fo:font-weight="bold" style:font-weight-asian="bold" fo:font-style="italic" style:font-style-asian="italic" fo:font-size="12pt" style:font-size-asian="12pt" style:font-size-complex="12pt" fo:language="en" fo:country="US"/>
    </style:style>
    <style:style style:name="T11" style:parent-style-name="Fuentedepárrafopredeter." style:family="text">
      <style:text-properties fo:font-weight="bold" style:font-weight-asian="bold" fo:font-style="italic" style:font-style-asian="italic" fo:font-size="12pt" style:font-size-asian="12pt" style:font-size-complex="12pt"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Fuentedepárrafopredeter." style:family="text">
      <style:text-properties fo:font-style="italic" style:font-style-asian="italic" fo:language="en" fo:country="US"/>
    </style:style>
    <style:style style:name="T16" style:parent-style-name="Fuentedepárrafopredeter." style:family="text">
      <style:text-properties fo:language="en" fo:country="US"/>
    </style:style>
    <style:style style:name="T17" style:parent-style-name="Fuentedepárrafopredeter." style:family="text">
      <style:text-properties fo:font-style="italic" style:font-style-asian="italic" fo:language="en" fo:country="US"/>
    </style:style>
    <style:style style:name="T18" style:parent-style-name="Fuentedepárrafopredeter." style:family="text">
      <style:text-properties fo:language="en" fo:country="US"/>
    </style:style>
    <style:style style:name="T19" style:parent-style-name="Fuentedepárrafopredeter." style:family="text">
      <style:text-properties fo:language="en" fo:country="US"/>
    </style:style>
    <style:style style:name="T20" style:parent-style-name="Fuentedepárrafopredeter." style:family="text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Fuentedepárrafopredeter." style:family="text">
      <style:text-properties fo:font-weight="bold" style:font-weight-asian="bold" fo:font-style="italic" style:font-style-asian="italic" fo:language="en" fo:country="US"/>
    </style:style>
    <style:style style:name="T23" style:parent-style-name="Fuentedepárrafopredeter." style:family="text">
      <style:text-properties fo:language="en" fo:country="US"/>
    </style:style>
    <style:style style:name="T24" style:parent-style-name="Fuentedepárrafopredeter." style:family="text">
      <style:text-properties fo:language="en" fo:country="US"/>
    </style:style>
    <style:style style:name="T25" style:parent-style-name="Fuentedepárrafopredeter." style:family="text">
      <style:text-properties fo:language="en" fo:country="US"/>
    </style:style>
    <style:style style:name="T26" style:parent-style-name="Fuentedepárrafopredeter." style:family="text">
      <style:text-properties fo:font-weight="bold" style:font-weight-asian="bold" fo:font-style="italic" style:font-style-asian="italic" fo:language="en" fo:country="US"/>
    </style:style>
    <style:style style:name="T27" style:parent-style-name="Fuentedepárrafopredeter." style:family="text">
      <style:text-properties fo:language="en" fo:country="US"/>
    </style:style>
    <style:style style:name="T28" style:parent-style-name="Fuentedepárrafopredeter." style:family="text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T30" style:parent-style-name="Fuentedepárrafopredeter." style:family="text">
      <style:text-properties fo:language="en" fo:country="US"/>
    </style:style>
    <style:style style:name="T31" style:parent-style-name="Fuentedepárrafopredeter." style:family="text">
      <style:text-properties fo:font-weight="bold" style:font-weight-asian="bold" fo:font-style="italic" style:font-style-asian="italic" fo:language="en" fo:country="US"/>
    </style:style>
    <style:style style:name="T32" style:parent-style-name="Fuentedepárrafopredeter." style:family="text">
      <style:text-properties fo:language="en" fo:country="US"/>
    </style:style>
    <style:style style:name="T33" style:parent-style-name="Fuentedepárrafopredeter." style:family="text">
      <style:text-properties fo:language="en" fo:country="US"/>
    </style:style>
    <style:style style:name="T34" style:parent-style-name="Fuentedepárrafopredeter." style:family="text">
      <style:text-properties fo:language="en" fo:country="US"/>
    </style:style>
    <style:style style:name="T35" style:parent-style-name="Fuentedepárrafopredeter." style:family="text">
      <style:text-properties fo:language="en" fo:country="US"/>
    </style:style>
    <style:style style:name="T36" style:parent-style-name="Fuentedepárrafopredeter." style:family="text">
      <style:text-properties fo:font-weight="bold" style:font-weight-asian="bold" fo:font-style="italic" style:font-style-asian="italic"/>
    </style:style>
    <style:style style:name="T37" style:parent-style-name="Fuentedepárrafopredeter." style:family="text">
      <style:text-properties fo:font-weight="bold" style:font-weight-asian="bold" fo:font-style="italic" style:font-style-asian="italic"/>
    </style:style>
    <style:style style:name="T38" style:parent-style-name="Fuentedepárrafopredeter." style:family="text">
      <style:text-properties fo:font-style="italic" style:font-style-asian="italic"/>
    </style:style>
    <style:style style:name="P39" style:parent-style-name="Normal" style:family="paragraph">
      <style:paragraph-properties fo:text-indent="-0.25in"/>
      <style:text-properties fo:language="en" fo:country="US"/>
    </style:style>
    <style:style style:name="P40" style:parent-style-name="Normal" style:family="paragraph">
      <style:paragraph-properties fo:text-indent="-0.25in"/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T42" style:parent-style-name="Fuentedepárrafopredeter." style:family="text">
      <style:text-properties fo:font-style="italic" style:font-style-asian="italic" fo:language="en" fo:country="US"/>
    </style:style>
    <style:style style:name="T43" style:parent-style-name="Fuentedepárrafopredeter." style:family="text">
      <style:text-properties fo:language="en" fo:country="US"/>
    </style:style>
    <style:style style:name="T44" style:parent-style-name="Fuentedepárrafopredeter." style:family="text">
      <style:text-properties fo:font-style="italic" style:font-style-asian="italic"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T50" style:parent-style-name="Fuentedepárrafopredeter." style:family="text">
      <style:text-properties fo:language="en" fo:country="US"/>
    </style:style>
    <style:style style:name="T51" style:parent-style-name="Fuentedepárrafopredeter." style:family="text">
      <style:text-properties fo:font-style="italic" style:font-style-asian="italic" fo:language="en" fo:country="US"/>
    </style:style>
    <style:style style:name="T52" style:parent-style-name="Fuentedepárrafopredeter." style:family="text">
      <style:text-properties fo:font-style="italic" style:font-style-asian="italic" fo:language="en" fo:country="US"/>
    </style:style>
    <style:style style:name="P53" style:parent-style-name="Normal" style:family="paragraph">
      <style:text-properties fo:language="en" fo:country="US"/>
    </style:style>
    <style:style style:name="T54" style:parent-style-name="Fuentedepárrafopredeter." style:family="text">
      <style:text-properties fo:language="en" fo:country="US"/>
    </style:style>
    <style:style style:name="T55" style:parent-style-name="Fuentedepárrafopredeter." style:family="text">
      <style:text-properties fo:language="en" fo:country="US"/>
    </style:style>
    <style:style style:name="T56" style:parent-style-name="Fuentedepárrafopredeter." style:family="text">
      <style:text-properties fo:language="en" fo:country="US"/>
    </style:style>
    <style:style style:name="T57" style:parent-style-name="Fuentedepárrafopredeter." style:family="text">
      <style:text-properties fo:language="en" fo:country="US"/>
    </style:style>
    <style:style style:name="T58" style:parent-style-name="Fuentedepárrafopredeter." style:family="text">
      <style:text-properties fo:language="en" fo:country="US"/>
    </style:style>
    <style:style style:name="T59" style:parent-style-name="Fuentedepárrafopredeter." style:family="text">
      <style:text-properties fo:font-style="italic" style:font-style-asian="italic" fo:language="en" fo:country="US"/>
    </style:style>
    <style:style style:name="T60" style:parent-style-name="Fuentedepárrafopredeter." style:family="text">
      <style:text-properties fo:language="en" fo:country="US"/>
    </style:style>
    <style:style style:name="T61" style:parent-style-name="Fuentedepárrafopredeter." style:family="text">
      <style:text-properties fo:language="en" fo:country="US"/>
    </style:style>
    <style:style style:name="T62" style:parent-style-name="Fuentedepárrafopredeter." style:family="text">
      <style:text-properties fo:language="en" fo:country="US"/>
    </style:style>
    <style:style style:name="T63" style:parent-style-name="Fuentedepárrafopredeter." style:family="text">
      <style:text-properties fo:language="en" fo:country="US"/>
    </style:style>
    <style:style style:name="T64" style:parent-style-name="Fuentedepárrafopredeter." style:family="text">
      <style:text-properties fo:language="en" fo:country="US"/>
    </style:style>
    <style:style style:name="T65" style:parent-style-name="Fuentedepárrafopredeter." style:family="text">
      <style:text-properties fo:font-style="italic" style:font-style-asian="italic"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T72" style:parent-style-name="Fuentedepárrafopredeter." style:family="text">
      <style:text-properties fo:font-style="italic" style:font-style-asian="italic" fo:language="en" fo:country="US"/>
    </style:style>
    <style:style style:name="T73" style:parent-style-name="Fuentedepárrafopredeter." style:family="text">
      <style:text-properties fo:language="en" fo:country="US"/>
    </style:style>
    <style:style style:name="T74" style:parent-style-name="Fuentedepárrafopredeter." style:family="text">
      <style:text-properties fo:font-style="italic" style:font-style-asian="italic" fo:language="en" fo:country="US"/>
    </style:style>
    <style:style style:name="T75" style:parent-style-name="Fuentedepárrafopredeter." style:family="text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font-weight="bold" style:font-weight-asian="bold" fo:font-style="italic" style:font-style-asian="italic" fo:font-size="12pt" style:font-size-asian="12pt" style:font-size-complex="12pt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font-weight="bold" style:font-weight-asian="bold" fo:font-style="italic" style:font-style-asian="italic" fo:language="en" fo:country="US"/>
    </style:style>
    <style:style style:name="T91" style:parent-style-name="Fuentedepárrafopredeter." style:family="text">
      <style:text-properties fo:language="en" fo:country="US"/>
    </style:style>
    <style:style style:name="T92" style:parent-style-name="Fuentedepárrafopredeter." style:family="text">
      <style:text-properties fo:font-style="italic" style:font-style-asian="italic"/>
    </style:style>
    <style:style style:name="T93" style:parent-style-name="Fuentedepárrafopredeter." style:family="text">
      <style:text-properties fo:language="en" fo:country="US"/>
    </style:style>
    <style:style style:name="T94" style:parent-style-name="Fuentedepárrafopredeter." style:family="text">
      <style:text-properties fo:language="en" fo:country="US"/>
    </style:style>
    <style:style style:name="T95" style:parent-style-name="Fuentedepárrafopredeter." style:family="text">
      <style:text-properties fo:language="en" fo:country="US"/>
    </style:style>
    <style:style style:name="T96" style:parent-style-name="Fuentedepárrafopredeter." style:family="text">
      <style:text-properties fo:language="en" fo:country="US"/>
    </style:style>
    <style:style style:name="T97" style:parent-style-name="Fuentedepárrafopredeter." style:family="text">
      <style:text-properties fo:language="en" fo:country="US"/>
    </style:style>
    <style:style style:name="T98" style:parent-style-name="Fuentedepárrafopredeter." style:family="text">
      <style:text-properties fo:font-style="italic" style:font-style-asian="italic" fo:language="en" fo:country="US"/>
    </style:style>
    <style:style style:name="T99" style:parent-style-name="Fuentedepárrafopredeter." style:family="text">
      <style:text-properties fo:font-style="italic" style:font-style-asian="italic" fo:language="en" fo:country="US"/>
    </style:style>
    <style:style style:name="T100" style:parent-style-name="Fuentedepárrafopredeter." style:family="text">
      <style:text-properties fo:font-style="italic" style:font-style-asian="italic" fo:language="en" fo:country="US"/>
    </style:style>
    <style:style style:name="T101" style:parent-style-name="Fuentedepárrafopredeter." style:family="text">
      <style:text-properties fo:language="en" fo:country="US"/>
    </style:style>
    <style:style style:name="T102" style:parent-style-name="Fuentedepárrafopredeter." style:family="text">
      <style:text-properties fo:language="en" fo:country="US"/>
    </style:style>
    <style:style style:name="T103" style:parent-style-name="Fuentedepárrafopredeter." style:family="text">
      <style:text-properties fo:font-style="italic" style:font-style-asian="italic" fo:language="en" fo:country="US"/>
    </style:style>
    <style:style style:name="T104" style:parent-style-name="Fuentedepárrafopredeter." style:family="text">
      <style:text-properties fo:language="en" fo:country="US"/>
    </style:style>
    <style:style style:name="T105" style:parent-style-name="Fuentedepárrafopredeter." style:family="text">
      <style:text-properties fo:language="en" fo:country="US"/>
    </style:style>
    <style:style style:name="T106" style:parent-style-name="Fuentedepárrafopredeter." style:family="text">
      <style:text-properties fo:font-style="italic" style:font-style-asian="italic" fo:language="en" fo:country="US"/>
    </style:style>
    <style:style style:name="T107" style:parent-style-name="Fuentedepárrafopredeter." style:family="text">
      <style:text-properties fo:language="en" fo:country="US"/>
    </style:style>
    <style:style style:name="T108" style:parent-style-name="Fuentedepárrafopredeter." style:family="text">
      <style:text-properties fo:language="en" fo:country="US"/>
    </style:style>
    <style:style style:name="T109" style:parent-style-name="Fuentedepárrafopredeter." style:family="text">
      <style:text-properties fo:font-style="italic" style:font-style-asian="italic" fo:language="en" fo:country="US"/>
    </style:style>
    <style:style style:name="T110" style:parent-style-name="Fuentedepárrafopredeter." style:family="text">
      <style:text-properties fo:language="en" fo:country="US"/>
    </style:style>
    <style:style style:name="T111" style:parent-style-name="Fuentedepárrafopredeter." style:family="text">
      <style:text-properties fo:language="en" fo:country="US"/>
    </style:style>
    <style:style style:name="T112" style:parent-style-name="Fuentedepárrafopredeter." style:family="text">
      <style:text-properties fo:font-style="italic" style:font-style-asian="italic" fo:language="en" fo:country="US"/>
    </style:style>
    <style:style style:name="T113" style:parent-style-name="Fuentedepárrafopredeter." style:family="text">
      <style:text-properties fo:language="en" fo:country="US"/>
    </style:style>
    <style:style style:name="T114" style:parent-style-name="Fuentedepárrafopredeter." style:family="text">
      <style:text-properties fo:language="en" fo:country="US"/>
    </style:style>
    <style:style style:name="T115" style:parent-style-name="Fuentedepárrafopredeter." style:family="text">
      <style:text-properties fo:font-style="italic" style:font-style-asian="italic" fo:language="en" fo:country="US"/>
    </style:style>
    <style:style style:name="T116" style:parent-style-name="Fuentedepárrafopredeter." style:family="text">
      <style:text-properties fo:language="en" fo:country="US"/>
    </style:style>
    <style:style style:name="T117" style:parent-style-name="Fuentedepárrafopredeter." style:family="text">
      <style:text-properties fo:language="en" fo:country="US"/>
    </style:style>
    <style:style style:name="T118" style:parent-style-name="Fuentedepárrafopredeter." style:family="text">
      <style:text-properties fo:font-style="italic" style:font-style-asian="italic" fo:language="en" fo:country="US"/>
    </style:style>
    <style:style style:name="T119" style:parent-style-name="Fuentedepárrafopredeter." style:family="text">
      <style:text-properties fo:language="en" fo:country="US"/>
    </style:style>
    <style:style style:name="T120" style:parent-style-name="Fuentedepárrafopredeter." style:family="text">
      <style:text-properties fo:language="en" fo:country="US"/>
    </style:style>
    <style:style style:name="T121" style:parent-style-name="Fuentedepárrafopredeter." style:family="text">
      <style:text-properties fo:font-style="italic" style:font-style-asian="italic" fo:language="en" fo:country="US"/>
    </style:style>
    <style:style style:name="T122" style:parent-style-name="Fuentedepárrafopredeter." style:family="text">
      <style:text-properties fo:language="en" fo:country="US"/>
    </style:style>
    <style:style style:name="T123" style:parent-style-name="Fuentedepárrafopredeter." style:family="text">
      <style:text-properties fo:language="en" fo:country="US"/>
    </style:style>
    <style:style style:name="T124" style:parent-style-name="Fuentedepárrafopredeter." style:family="text">
      <style:text-properties fo:font-style="italic" style:font-style-asian="italic" fo:language="en" fo:country="US"/>
    </style:style>
    <style:style style:name="T125" style:parent-style-name="Fuentedepárrafopredeter." style:family="text">
      <style:text-properties fo:language="en" fo:country="US"/>
    </style:style>
    <style:style style:name="T126" style:parent-style-name="Fuentedepárrafopredeter." style:family="text">
      <style:text-properties fo:language="en" fo:country="US"/>
    </style:style>
    <style:style style:name="T127" style:parent-style-name="Fuentedepárrafopredeter." style:family="text">
      <style:text-properties fo:font-style="italic" style:font-style-asian="italic" fo:language="en" fo:country="US"/>
    </style:style>
    <style:style style:name="T128" style:parent-style-name="Fuentedepárrafopredeter." style:family="text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iBoardbot project</text:span></text:p>
      <text:p text:style-name="P3"><text:span text:style-name="T4">Communication protocol definition</text:span></text:p>
      <text:p text:style-name="P5">Versión:<text:s/>0.4</text:p>
      <text:p text:style-name="P6"><text:span text:style-name="T7">jjrobots.<text:s/></text:span></text:p>
      <text:p text:style-name="P8"/>
      <text:p text:style-name="Normal"><text:span text:style-name="T9">Commands and<text:s/></text:span><text:span text:style-name="T10">Block</text:span><text:span text:style-name="T11">s of data description</text:span></text:p>
      <text:p text:style-name="P12"/>
      <text:p text:style-name="P13">We choose a small block data size because Arduino has a very limited RAM resources (2.5k on our ATMega32U4) <text:s/>and we need to store the whole block in memory for processing the commands.</text:p>
      <text:p text:style-name="P14"/>
      <text:p text:style-name="Normal"><text:span text:style-name="T15">Block data size (packet)</text:span><text:span text:style-name="T16">: 768 bytes (256*3)</text:span></text:p>
      <text:p text:style-name="Normal"><text:span text:style-name="T17">Comand size</text:span><text:span text:style-name="T18">: 3 bytes.<text:s/></text:span><text:span text:style-name="T19">One block = 256 commands</text:span><text:span text:style-name="T20">.</text:span></text:p>
      <text:p text:style-name="P21">Each command has 2 fields of 12 bits: 2x12 = 24bits = 3 bytes.</text:p>
      <text:p text:style-name="Normal"><text:span text:style-name="T22">C1</text:span><text:span text:style-name="T23"><text:s/>= 12 bits<text:s/></text:span><text:span text:style-name="T24">MSB</text:span><text:span text:style-name="T25">,<text:s/></text:span><text:span text:style-name="T26">C2</text:span><text:span text:style-name="T27"><text:s/>= 12 bits<text:s/></text:span><text:span text:style-name="T28">LSB</text:span></text:p>
      <text:p text:style-name="P29"/>
      <text:p text:style-name="Normal"><text:span text:style-name="T30"><text:s text:c="20"/>111110100001 111110100001 <text:s text:c="2"/>= <text:s/></text:span><text:span text:style-name="T31">C1 C2</text:span><text:span text:style-name="T32"><text:s/>= total</text:span><text:span text:style-name="T33">:</text:span><text:span text:style-name="T34"><text:s/>3 bytes (12+12 = 24 bits)</text:span></text:p>
      <text:p text:style-name="Normal"><text:span text:style-name="T35"><text:tab/><text:s text:c="8"/></text:span>------------------- -------------------</text:p>
      <text:p text:style-name="Normal"><text:s text:c="30"/><text:span text:style-name="T36">C1</text:span><text:s text:c="19"/><text:span text:style-name="T37">C2</text:span></text:p>
      <text:p text:style-name="Normal"/>
      <text:p text:style-name="Normal"><text:span text:style-name="T38">Command types</text:span>:</text:p>
      <text:list text:style-name="LFO2" text:continue-numbering="true">
        <text:list-item>
          <text:p text:style-name="P39">Coordinates<text:s/>(absolute coordinates in mm/10 units)</text:p>
        </text:list-item>
        <text:list-item>
          <text:p text:style-name="P40">Special<text:s/>(Pen lift, Eraser, Wait…)</text:p>
        </text:list-item>
      </text:list>
      <text:p text:style-name="P41"/>
      <text:p text:style-name="Normal"><text:span text:style-name="T42">Special commands</text:span><text:span text:style-name="T43">:</text:span></text:p>
      <text:p text:style-name="Normal"><text:span text:style-name="T44">LOGIC</text:span><text:span text:style-name="T45">:<text:s/></text:span><text:span text:style-name="T46">C1 &gt; 4000<text:s/></text:span></text:p>
      <text:p text:style-name="P47"/>
      <text:p text:style-name="Normal"><text:span text:style-name="T48">C1 = 4009, C2 = 4001 : Block start</text:span><text:span text:style-name="T49">. Message start sync bytes.<text:s/></text:span><text:span text:style-name="T50">HEX:<text:s/></text:span><text:span text:style-name="T51">FA9</text:span><text:span text:style-name="T52">FA1</text:span></text:p>
      <text:p text:style-name="P53">C1 = 4009, C2 &lt; 4000 : Block number C2</text:p>
      <text:p text:style-name="Normal"><text:span text:style-name="T54">C1 = 4001, C2 = 4001 :<text:s/></text:span><text:span text:style-name="T55">Start drawing</text:span><text:span text:style-name="T56">.<text:s/></text:span><text:span text:style-name="T57">HEX</text:span><text:span text:style-name="T58">:<text:s/></text:span><text:span text:style-name="T59">FA1FA1</text:span></text:p>
      <text:p text:style-name="Normal"><text:span text:style-name="T60">C1 = 4002, C2 = xxxx :<text:s/></text:span><text:span text:style-name="T61"><text:s/>Stop drawing</text:span><text:span text:style-name="T62">.<text:s/></text:span><text:span text:style-name="T63">HEX</text:span><text:span text:style-name="T64">:<text:s/></text:span><text:span text:style-name="T65">FA2000</text:span></text:p>
      <text:p text:style-name="P66">C1 = 4003, C2 = xxxx :<text:s/>Pen lift</text:p>
      <text:p text:style-name="P67">C1 = 4004, C2 = xxxx :<text:s/>Pen down (draw)</text:p>
      <text:p text:style-name="P68">C1 = 4005, C2 = xxxx :<text:s/>Enable Eraser</text:p>
      <text:p text:style-name="P69">C2 = 4006, C2 = seg <text:s text:c="2"/>:<text:s/>Wait C2 seconds (max 30 seconds).</text:p>
      <text:p text:style-name="P70">...</text:p>
      <text:p text:style-name="P71"/>
      <text:p text:style-name="Normal"><text:span text:style-name="T72">Coordinate commands</text:span><text:span text:style-name="T73">:</text:span></text:p>
      <text:p text:style-name="Normal"><text:span text:style-name="T74">LOGIC</text:span><text:span text:style-name="T75">: C1 &lt; 4000 AND C2 &lt; 4000</text:span></text:p>
      <text:p text:style-name="P76"/>
      <text:p text:style-name="P77">C1 = X, C2 = Y. <text:s/>Absolute coordinates. Resolution 0.1mm</text:p>
      <text:p text:style-name="P78">With this resolution we have a<text:s/>maximum<text:s/>40cm x 40cm canvas size.</text:p>
      <text:p text:style-name="P79">Standard iBoardbot canvas size is 36x12cm</text:p>
      <text:p text:style-name="P80">DIY: For other canvas sizes, you should rescale this values on the iBoardbot firmware.</text:p>
      <text:p text:style-name="P81"/>
      <text:p text:style-name="P82"/>
      <text:p text:style-name="P83"/>
      <text:p text:style-name="P84"/>
      <text:p text:style-name="P85">Workflow</text:p>
      <text:p text:style-name="Normal"/>
      <text:p text:style-name="P86">iBoardbot<text:s/>poll the server with an internal iBoardbot ID and a STATUS parameters</text:p>
      <text:p text:style-name="P87">STATUS=ready =&gt; iBoardbot is ready to receive new blocks of data (packets)</text:p>
      <text:p text:style-name="P88">STATUS=ACK&amp;NUM=xxx =&gt; ACK of<text:s/>block number xxx and ready for new blocks</text:p>
      <text:p text:style-name="P89"/>
      <text:p text:style-name="Normal"/>
      <text:p text:style-name="P90">Block example (draw a line):</text:p>
      <text:p text:style-name="Normal"><text:span text:style-name="T91"><text:s text:c="2"/></text:span>C1 <text:s text:c="2"/>C2 <text:s text:c="3"/>[ Hexacimal]</text:p>
      <text:p text:style-name="Normal">4009 4001 <text:s text:c="2"/>[<text:span text:style-name="T92">FA9FA1</text:span>] <text:s text:c="3"/># Nuevo dibujo</text:p>
      <text:p text:style-name="Normal"><text:span text:style-name="T93">400</text:span><text:span text:style-name="T94">9</text:span><text:span text:style-name="T95"><text:s/></text:span><text:span text:style-name="T96">0001</text:span><text:span text:style-name="T97"><text:s text:c="3"/>[</text:span><text:span text:style-name="T98">FA9</text:span><text:span text:style-name="T99">00</text:span><text:span text:style-name="T100">1</text:span><text:span text:style-name="T101">] <text:s text:c="3"/># Block number (this number is calculated by the server)</text:span></text:p>
      <text:p text:style-name="Normal"><text:span text:style-name="T102">4001 4001 <text:s text:c="2"/>[</text:span><text:span text:style-name="T103">FA1FA1</text:span><text:span text:style-name="T104">] <text:s text:c="3"/># Start drawing (new draw)</text:span></text:p>
      <text:p text:style-name="Normal"><text:span text:style-name="T105">4003 0000 <text:s text:c="2"/>[</text:span><text:span text:style-name="T106">FA3000</text:span><text:span text:style-name="T107">] <text:s text:c="4"/># pen lift</text:span></text:p>
      <text:p text:style-name="Normal"><text:span text:style-name="T108">0000 0000 <text:s text:c="2"/>[</text:span><text:span text:style-name="T109">000000</text:span><text:span text:style-name="T110">] <text:s text:c="5"/># Move to <text:s/>X = 0, Y = 0</text:span></text:p>
      <text:p text:style-name="Normal"><text:span text:style-name="T111">1000 1000 <text:s text:c="2"/>[</text:span><text:span text:style-name="T112">3E83E8</text:span><text:span text:style-name="T113">] <text:s text:c="4"/># Move to X = 100mm, Y = 100mm</text:span></text:p>
      <text:p text:style-name="Normal"><text:span text:style-name="T114">4004 0000 <text:s text:c="2"/>[</text:span><text:span text:style-name="T115">FA4000</text:span><text:span text:style-name="T116">] <text:s text:c="4"/># pen down (draw)</text:span></text:p>
      <text:p text:style-name="Normal"><text:span text:style-name="T117">1500 1000 <text:s text:c="2"/>[</text:span><text:span text:style-name="T118">5DC3E8</text:span><text:span text:style-name="T119">] <text:s text:c="3"/># Move to <text:s/>X = 150mm, Y = 100mm</text:span></text:p>
      <text:p text:style-name="Normal"><text:span text:style-name="T120">4003 0000 <text:s text:c="2"/>[</text:span><text:span text:style-name="T121">FA3000</text:span><text:span text:style-name="T122">] <text:s text:c="4"/># Pen lift</text:span></text:p>
      <text:p text:style-name="Normal"><text:span text:style-name="T123">0000 0000 <text:s text:c="2"/>[</text:span><text:span text:style-name="T124">000000</text:span><text:span text:style-name="T125">] <text:s text:c="5"/># Move to 0,0</text:span></text:p>
      <text:p text:style-name="Normal"><text:span text:style-name="T126">4002 0000 <text:s text:c="2"/>[</text:span><text:span text:style-name="T127">FA2000</text:span><text:span text:style-name="T128">] <text:s text:c="4"/># Stop drawing (Finish).</text:span></text:p>
      <text:p text:style-name="P129"/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ystem" svg:panose-1="2 11 6 3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uesto" style:display-name="Puesto" style:family="paragraph" style:parent-style-name="Normal" style:next-style-name="Normal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-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-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-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-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-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-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-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-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list-style style:name="LFO2">
      <text:list-level-style-bullet text:level="1" text:style-name="WW_CharLFO2LVL1" text:bullet-char="-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2LVL2" text:bullet-char="-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2LVL3" text:bullet-char="-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2LVL4" text:bullet-char="-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2LVL5" text:bullet-char="-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2LVL6" text:bullet-char="-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2LVL7" text:bullet-char="-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2LVL8" text:bullet-char="-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2LVL9" text:bullet-char="-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RAFCAN</meta:initial-creator>
    <dc:creator>GRAFCAN</dc:creator>
    <meta:creation-date>2016-05-11T12:14:00Z</meta:creation-date>
    <dc:date>2016-05-11T12:14:00Z</dc:date>
    <meta:template xlink:href="Normal.dotm" xlink:type="simple"/>
    <meta:editing-cycles>2</meta:editing-cycles>
    <meta:editing-duration>PT240S</meta:editing-duration>
    <meta:document-statistic meta:page-count="2" meta:paragraph-count="4" meta:word-count="361" meta:character-count="2347" meta:row-count="16" meta:non-whitespace-character-count="1990"/>
  </office:meta>
</office:document-meta>
</file>